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10A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1" table:number-columns-repeated="2"/>
          <table:table-cell table:style-name="ce74"/>
          <table:table-cell table:style-name="ce16" table:formula="of:=AVERAGE([.I15]; [.K15];[.M15];[.O15])" office:value-type="float" office:value="8.16666666666667" calcext:value-type="float">
            <text:p>8.2</text:p>
          </table:table-cell>
          <table:table-cell/>
          <table:table-cell table:style-name="ce74" office:value-type="float" office:value="7.3" calcext:value-type="float">
            <text:p>7.3</text:p>
          </table:table-cell>
          <table:table-cell table:style-name="ce33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5" office:value-type="float" office:value="8.9" calcext:value-type="float">
            <text:p>8.9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6]; [.K16];[.M16];[.O16])" office:value-type="float" office:value="9.35" calcext:value-type="float">
            <text:p>9.4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3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7]; [.K17];[.M17];[.O17])" office:value-type="float" office:value="9.47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1" table:number-columns-repeated="2"/>
          <table:table-cell table:style-name="ce74"/>
          <table:table-cell table:style-name="ce16" table:formula="of:=AVERAGE([.I18]; [.K18];[.M18];[.O18])" office:value-type="float" office:value="8.9" calcext:value-type="float">
            <text:p>8.9</text:p>
          </table:table-cell>
          <table:table-cell/>
          <table:table-cell table:style-name="ce74" office:value-type="float" office:value="8.2" calcext:value-type="float">
            <text:p>8.2</text:p>
          </table:table-cell>
          <table:table-cell table:style-name="ce33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9]; [.K19];[.M19];[.O19])" office:value-type="float" office:value="9.47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0]; [.K20];[.M20];[.O20])" office:value-type="float" office:value="9.05" calcext:value-type="float">
            <text:p>9.1</text:p>
          </table:table-cell>
          <table:table-cell/>
          <table:table-cell table:style-name="ce29" office:value-type="float" office:value="9" calcext:value-type="float">
            <text:p>9.0</text:p>
          </table:table-cell>
          <table:table-cell table:style-name="ce36"/>
          <table:table-cell table:style-name="ce43" office:value-type="float" office:value="9.3" calcext:value-type="float">
            <text:p>9.3</text:p>
          </table:table-cell>
          <table:table-cell table:style-name="ce35"/>
          <table:table-cell table:style-name="ce58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93"/>
          <table:table-cell table:style-name="ce16" table:formula="of:=AVERAGE([.I21]; [.K21];[.M21];[.O21])" office:value-type="float" office:value="9.075" calcext:value-type="float">
            <text:p>9.1</text:p>
          </table:table-cell>
          <table:table-cell table:style-name="ce119"/>
          <table:table-cell table:style-name="ce74" office:value-type="float" office:value="9.1" calcext:value-type="float">
            <text:p>9.1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8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50" office:value-type="float" office:value="8" calcext:value-type="float">
            <text:p>8.0</text:p>
          </table:table-cell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1" table:number-columns-repeated="2"/>
          <table:table-cell table:style-name="ce74"/>
          <table:table-cell table:style-name="ce16" table:formula="of:=AVERAGE([.I22]; [.K22];[.M22];[.O22])" office:value-type="float" office:value="9.66666666666667" calcext:value-type="float">
            <text:p>9.7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3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23]; [.K23];[.M23];[.O23])" office:value-type="float" office:value="8.2" calcext:value-type="float">
            <text:p>8.2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table:style-name="ce33"/>
          <table:table-cell table:style-name="ce74" office:value-type="float" office:value="7.1" calcext:value-type="float">
            <text:p>7.1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4]; [.K24];[.M24];[.O24])" office:value-type="float" office:value="9.175" calcext:value-type="float">
            <text:p>9.2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1" table:number-columns-repeated="2"/>
          <table:table-cell table:style-name="ce74"/>
          <table:table-cell table:style-name="ce16" table:formula="of:=AVERAGE([.I25]; [.K25];[.M25];[.O25])" office:value-type="float" office:value="9.1" calcext:value-type="float">
            <text:p>9.1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33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 table:number-rows-repeated="2">
          <table:table-cell/>
          <table:table-cell table:style-name="ce67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8T20:51:07.963528212</dc:date>
    <meta:editing-duration>P2DT19H45M5S</meta:editing-duration>
    <meta:editing-cycles>557</meta:editing-cycles>
    <meta:generator>LibreOffice/7.3.7.2$Linux_X86_64 LibreOffice_project/30$Build-2</meta:generator>
    <meta:print-date>2025-04-27T20:36:00.263830672</meta:print-date>
    <meta:document-statistic meta:table-count="1" meta:cell-count="122" meta:object-count="0"/>
  </office:meta>
</office:document-meta>
</file>